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100000087C784A57C.jp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gif" manifest:full-path="Pictures/10000000000000A00000003F5CAFA9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1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</text:list-item>
              <text:list-item>
                <text:p>Wandel der Funktionalität =&gt; <text:line-break/>inkonsistente Namensgebu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oduce Al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Eclipse C Plugin does not provide full Refactoring Support.</text:p>
                <text:p/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 text:style-name="P2"><text:span text:style-name="T2">$i = 4;</text:span></text:p>
            <text:p text:style-name="P2"><text:span text:style-name="T2">eval(„i++;“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6.5cm">
          <draw:text-box>
            <text:p text:style-name="P2"><text:span text:style-name="T2">#define RESET r=0;</text:span></text:p>
            <text:p text:style-name="P2"><text:span text:style-name="T2">if(neuStart)</text:span></text:p>
            <text:p text:style-name="P2"><text:span text:style-name="T2">{</text:span></text:p>
            <text:p text:style-name="P2"><text:span text:style-name="T2"><text:s text:c="2"/></text:span><text:span text:style-name="T2">RESET;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as Eclipse Language Toolkit (LTK)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LTK gibt Prozess vor und bietet</text:p>
                <text:list>
                  <text:list-item>
                    <text:p>Undo/Redo Funktion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Konfigurations-Formula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1.59cm" svg:height="12.114cm" svg:x="2.41cm" svg:y="2.886cm" presentation:class="title" presentation:user-transformed="true">
          <draw:text-box>
            <text:p text:style-name="P3"><text:span text:style-name="T3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3333" draw:end-color="#ffff66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office:forms form:automatic-focus="false" form:apply-design-mode="false"/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0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9"><text:span text:style-name="MT3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dc:title>Yeti Refactoring Extension</dc:title>
    <meta:creation-date>2010-09-07T14:34:10</meta:creation-date>
    <meta:editing-cycles>19</meta:editing-cycles>
    <meta:editing-duration>PT02H17M51S</meta:editing-duration>
    <meta:generator>OpenOffice.org/3.2$Linux OpenOffice.org_project/320m12$Build-9483</meta:generator>
    <dc:date>2010-09-07T16:51:57</dc:date>
    <meta:document-statistic meta:object-count="73"/>
  </office:meta>
</office:document-meta>
</file>